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4">
      <style:paragraph-properties fo:padding="0.0193in" fo:border="0.0008in solid #d9d9e3"/>
    </style:style>
    <style:style style:name="P2" style:family="paragraph" style:parent-style-name="Text_20_body">
      <style:paragraph-properties fo:padding="0.0193in" fo:border="0.0008in solid #d9d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Глава 6: Дополнительные материалы</text:h>
      <text:p text:style-name="P2">Глава 6 предоставляет дополнительные материалы и продвинутые темы, позволяющие расширить знания и навыки профессиональной разработки на WordPress.</text:p>
      <text:h text:style-name="P1" text:outline-level="4">6.1 Разработка тем и плагинов для WooCommerce</text:h>
      <text:p text:style-name="P2">WooCommerce - популярная платформа электронной коммерции для WordPress. Мы изучим специфику создания тем и плагинов, адаптированных для использования с WooCommerce. Это включает в себя создание тем для интернет-магазинов, интеграцию с платежными системами, создание кастомных функций и шаблонов для магазина.</text:p>
      <text:h text:style-name="P1" text:outline-level="4">6.2 Интеграция с другими сервисами и API</text:h>
      <text:p text:style-name="P2">Интеграция с внешними сервисами и API является важной частью разработки сайтов на WordPress. Мы изучим методы подключения к социальным сетям, сторонним сервисам и API для получения данных или управления функциональностью сайта.</text:p>
      <text:h text:style-name="P1" text:outline-level="4">6.3 Разработка мобильных приложений на основе WordPress</text:h>
      <text:p text:style-name="P2">Создание мобильных приложений на основе WordPress может быть интересным и востребованным направлением. Мы изучим создание API для мобильного приложения, работу с фреймворками, такими как React Native, для разработки кросс-платформенных приложений, а также методы интеграции с WordPress для обеспечения связи между сайтом и мобильным приложением.</text:p>
      <text:p text:style-name="P2">Эта глава предлагает более глубокое погружение в специфические области разработки на WordPress, расширяя знания и навыки, необходимые для профессионального создания сайтов и приложений на данной платформе. Она позволит разработчикам освоить дополнительные техники и сферы применения WordPress для создания более функциональных и инновационных решений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S</meta:editing-duration>
    <meta:editing-cycles>3</meta:editing-cycles>
    <meta:generator>OpenOffice/4.1.14$Win32 OpenOffice.org_project/4114m1$Build-9811</meta:generator>
    <dc:date>2023-11-30T22:55:04.60</dc:date>
    <meta:document-statistic meta:table-count="0" meta:image-count="0" meta:object-count="0" meta:page-count="1" meta:paragraph-count="9" meta:word-count="199" meta:character-count="1550"/>
    <dc:creator>Dima Wide</dc:creator>
    <meta:user-defined meta:name="Info 1"/>
    <meta:user-defined meta:name="Info 2"/>
    <meta:user-defined meta:name="Info 3"/>
    <meta:user-defined meta:name="Info 4"/>
  </office:meta>
</office:document-meta>
</file>